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Text_20_body">
      <style:text-properties officeooo:rsid="0032b8af" officeooo:paragraph-rsid="0032b8af"/>
    </style:style>
    <style:style style:name="P1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59a2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3">Étude</text:span> de <text:span text:style-name="T5">financement</text:span></text:h>
      <text:p text:style-name="P2"/>
      <text:h text:style-name="P2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utf8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2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<text:span text:style-name="T6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2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1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4:40:40.221649810</dc:date>
    <dc:creator>Geoffrey Girard</dc:creator>
    <meta:editing-duration>PT5H8S</meta:editing-duration>
    <meta:editing-cycles>110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29" meta:character-count="1552" meta:non-whitespace-character-count="1494"/>
  </office:meta>
</office:document-meta>
</file>